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5.55cm" fo:min-width="12.6cm"/>
    </style:style>
    <style:style style:name="gr2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 xml:id="id1" draw:id="id1">
          <draw:circle draw:style-name="gr1" draw:text-style-name="P2" draw:layer="layout" svg:width="1cm" svg:height="1cm" svg:x="7.5cm" svg:y="6cm">
            <text:p text:style-name="P1"><text:span text:style-name="T1"><text:s text:c="4"/></text:span><text:span text:style-name="T1">U</text:span></text:p>
          </draw:circle>
          <draw:path draw:style-name="gr2" draw:text-style-name="P3" draw:layer="layout" svg:width="0.187cm" svg:height="0.062cm" svg:x="7.625cm" svg:y="6.437cm" svg:viewBox="0 0 188 63" svg:d="M0 63c94-141 188 0 188 0">
            <text:p/>
          </draw:path>
          <draw:path draw:style-name="gr3" draw:text-style-name="P3" draw:layer="layout" svg:width="0.187cm" svg:height="0.062cm" svg:x="7.813cm" svg:y="6.5cm" svg:viewBox="0 0 188 63" svg:d="M0 0c94 141 188 0 188 0">
            <text:p/>
          </draw:path>
        </draw:g>
        <draw:g xml:id="id4" draw:id="id4">
          <draw:rect draw:style-name="gr4" draw:text-style-name="P3" draw:layer="layout" svg:width="0.75cm" svg:height="0.25cm" svg:x="18.625cm" svg:y="3.875cm">
            <text:p/>
          </draw:rect>
          <draw:line draw:style-name="gr5" draw:text-style-name="P4" draw:layer="layout" svg:x1="18.375cm" svg:y1="4cm" svg:x2="18.625cm" svg:y2="4cm">
            <text:p/>
          </draw:line>
          <draw:line draw:style-name="gr6" draw:text-style-name="P4" draw:layer="layout" svg:x1="19.375cm" svg:y1="4cm" svg:x2="19.625cm" svg:y2="4cm">
            <text:p/>
          </draw:line>
        </draw:g>
        <draw:g xml:id="id5" draw:id="id5">
          <draw:rect draw:style-name="gr7" draw:text-style-name="P3" draw:layer="layout" svg:width="0.75cm" svg:height="0.25cm" draw:transform="rotate (-1.5707963267949) translate (12.125cm 6.125cm)">
            <text:p/>
          </draw:rect>
          <draw:line draw:style-name="gr8" draw:text-style-name="P4" draw:layer="layout" svg:x1="12cm" svg:y1="5.875cm" svg:x2="12cm" svg:y2="6.125cm">
            <text:p/>
          </draw:line>
          <draw:line draw:style-name="gr9" draw:text-style-name="P4" draw:layer="layout" svg:x1="12cm" svg:y1="6.875cm" svg:x2="12cm" svg:y2="7.125cm">
            <text:p/>
          </draw:line>
        </draw:g>
        <draw:g xml:id="id6" draw:id="id6">
          <draw:glue-point draw:id="4" svg:x="-4.96cm" svg:y="-5cm"/>
          <draw:glue-point draw:id="5" svg:x="-4.96cm" svg:y="5cm"/>
          <draw:line draw:style-name="gr10" draw:text-style-name="P4" draw:layer="layout" svg:x1="14.009cm" svg:y1="5.875cm" svg:x2="14.009cm" svg:y2="6.125cm">
            <text:p/>
          </draw:line>
          <draw:line draw:style-name="gr11" draw:text-style-name="P4" draw:layer="layout" svg:x1="14.009cm" svg:y1="6.875cm" svg:x2="14.009cm" svg:y2="7.125cm">
            <text:p/>
          </draw:line>
          <draw:path draw:style-name="gr12" draw:text-style-name="P3" draw:layer="layout" svg:width="0.187cm" svg:height="0.123cm" draw:transform="rotate (-1.5707963267949) translate (14.133cm 6.125cm)" svg:viewBox="0 0 188 124" svg:d="M0 124c94-279 188 0 188 0">
            <text:p/>
          </draw:path>
          <draw:path draw:style-name="gr13" draw:text-style-name="P3" draw:layer="layout" svg:width="0.187cm" svg:height="0.123cm" draw:transform="rotate (-1.5707963267949) translate (14.132cm 6.314cm)" svg:viewBox="0 0 188 124" svg:d="M0 124c94-279 188 0 188 0">
            <text:p/>
          </draw:path>
          <draw:path draw:style-name="gr14" draw:text-style-name="P3" draw:layer="layout" svg:width="0.187cm" svg:height="0.123cm" draw:transform="rotate (-1.5707963267949) translate (14.133cm 6.502cm)" svg:viewBox="0 0 188 124" svg:d="M0 124c94-279 188 0 188 0">
            <text:p/>
          </draw:path>
          <draw:path draw:style-name="gr15" draw:text-style-name="P3" draw:layer="layout" svg:width="0.187cm" svg:height="0.123cm" draw:transform="rotate (-1.5707963267949) translate (14.133cm 6.688cm)" svg:viewBox="0 0 188 124" svg:d="M0 124c94-279 188 0 188 0">
            <text:p/>
          </draw:path>
        </draw:g>
        <draw:g xml:id="id3" draw:id="id3">
          <draw:glue-point draw:id="4" svg:x="-5cm" svg:y="5.04cm"/>
          <draw:glue-point draw:id="5" svg:x="5cm" svg:y="5.04cm"/>
          <draw:line draw:style-name="gr16" draw:text-style-name="P4" draw:layer="layout" svg:x1="15.375cm" svg:y1="3.999cm" svg:x2="15.625cm" svg:y2="3.999cm">
            <text:p/>
          </draw:line>
          <draw:line draw:style-name="gr17" draw:text-style-name="P4" draw:layer="layout" svg:x1="16.375cm" svg:y1="3.999cm" svg:x2="16.625cm" svg:y2="3.999cm">
            <text:p/>
          </draw:line>
          <draw:path draw:style-name="gr18" draw:text-style-name="P3" draw:layer="layout" svg:width="0.187cm" svg:height="0.123cm" svg:x="15.625cm" svg:y="3.875cm" svg:viewBox="0 0 188 124" svg:d="M0 124c94-279 188 0 188 0">
            <text:p/>
          </draw:path>
          <draw:path draw:style-name="gr19" draw:text-style-name="P3" draw:layer="layout" svg:width="0.187cm" svg:height="0.123cm" svg:x="15.814cm" svg:y="3.876cm" svg:viewBox="0 0 188 124" svg:d="M0 124c94-279 188 0 188 0">
            <text:p/>
          </draw:path>
          <draw:path draw:style-name="gr20" draw:text-style-name="P3" draw:layer="layout" svg:width="0.187cm" svg:height="0.123cm" svg:x="16.002cm" svg:y="3.875cm" svg:viewBox="0 0 188 124" svg:d="M0 124c94-279 188 0 188 0">
            <text:p/>
          </draw:path>
          <draw:path draw:style-name="gr21" draw:text-style-name="P3" draw:layer="layout" svg:width="0.187cm" svg:height="0.123cm" svg:x="16.188cm" svg:y="3.875cm" svg:viewBox="0 0 188 124" svg:d="M0 124c94-279 188 0 188 0">
            <text:p/>
          </draw:path>
        </draw:g>
        <draw:connector draw:style-name="gr22" draw:text-style-name="P5" draw:layer="layout" draw:line-skew="-1.05cm" svg:x1="8cm" svg:y1="6cm" svg:x2="9.7cm" svg:y2="4cm" draw:start-shape="id1" draw:start-glue-point="0" draw:end-shape="id2" draw:end-glue-point="3" svg:d="M8000 6000v-2000h1700" svg:viewBox="0 0 1701 2001">
          <text:p/>
        </draw:connector>
        <draw:connector draw:style-name="gr22" draw:text-style-name="P5" draw:layer="layout" svg:x1="16.625cm" svg:y1="4cm" svg:x2="18.375cm" svg:y2="4cm" draw:start-shape="id3" draw:start-glue-point="5" draw:end-shape="id4" draw:end-glue-point="3" svg:d="M16625 4000h1750" svg:viewBox="0 0 1751 1">
          <text:p/>
        </draw:connector>
        <draw:connector draw:style-name="gr22" draw:text-style-name="P5" draw:layer="layout" draw:line-skew="1.374cm" svg:x1="8cm" svg:y1="7cm" svg:x2="12cm" svg:y2="7.125cm" draw:start-shape="id1" draw:start-glue-point="2" draw:end-shape="id5" draw:end-glue-point="2" svg:d="M8000 7000v2000h4000v-1875" svg:viewBox="0 0 4001 2001">
          <text:p/>
        </draw:connector>
        <draw:connector draw:style-name="gr22" draw:text-style-name="P5" draw:layer="layout" draw:line-skew="1.374cm" svg:x1="12cm" svg:y1="7.125cm" svg:x2="14.008cm" svg:y2="7.125cm" draw:start-shape="id5" draw:start-glue-point="2" draw:end-shape="id6" draw:end-glue-point="5" svg:d="M12000 7125v1875h2008v-1875" svg:viewBox="0 0 2009 1876">
          <text:p/>
        </draw:connector>
        <draw:connector draw:style-name="gr22" draw:text-style-name="P5" draw:layer="layout" draw:line-skew="-0.938cm" svg:x1="15.375cm" svg:y1="4cm" svg:x2="14.008cm" svg:y2="5.875cm" draw:start-shape="id3" draw:start-glue-point="4" draw:end-shape="id6" draw:end-glue-point="4" svg:d="M15375 4000h-1367v1875" svg:viewBox="0 0 1368 1876">
          <text:p/>
        </draw:connector>
        <draw:frame draw:style-name="gr23" draw:text-style-name="P5" draw:layer="layout" svg:width="0.686cm" svg:height="0.53cm" svg:x="15.654cm" svg:y="3.26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5" draw:layer="layout" svg:width="0.652cm" svg:height="0.53cm" svg:x="18.654cm" svg:y="3.2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5" draw:layer="layout" svg:width="0.652cm" svg:height="0.525cm" svg:x="11.154cm" svg:y="6.2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3" draw:text-style-name="P5" draw:layer="layout" svg:width="0.686cm" svg:height="0.525cm" svg:x="13.255cm" svg:y="6.26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4" draw:text-style-name="P6" draw:layer="layout" svg:width="13.1cm" svg:height="5.8cm" svg:x="7.3cm" svg:y="3.3cm">
          <text:p/>
          <draw:enhanced-geometry svg:viewBox="0 0 21600 21600" draw:type="rectangle" draw:enhanced-path="M 0 0 L 21600 0 21600 21600 0 21600 0 0 Z N"/>
        </draw:custom-shape>
        <draw:connector draw:style-name="gr22" draw:text-style-name="P5" draw:layer="layout" draw:line-skew="0.689cm" svg:x1="14.008cm" svg:y1="7.125cm" svg:x2="19.587cm" svg:y2="8.996cm" draw:start-shape="id6" draw:start-glue-point="5" svg:d="M14008 7125v1875h5579v-4" svg:viewBox="0 0 5580 1876">
          <text:p/>
        </draw:connector>
        <draw:line draw:style-name="gr25" draw:text-style-name="P6" draw:layer="layout" svg:x1="19.6cm" svg:y1="8.7cm" svg:x2="19.6cm" svg:y2="4.3cm">
          <text:p/>
        </draw:line>
        <draw:frame draw:style-name="gr23" draw:text-style-name="P5" draw:layer="layout" svg:width="0.682cm" svg:height="0.588cm" svg:x="19.655cm" svg:y="6.26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3" draw:text-style-name="P5" draw:layer="layout" svg:width="0.538cm" svg:height="0.588cm" svg:x="17.255cm" svg:y="3.2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3" draw:text-style-name="P5" draw:layer="layout" svg:width="0.534cm" svg:height="0.53cm" svg:x="9.755cm" svg:y="3.2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25" draw:text-style-name="P6" draw:layer="layout" svg:x1="17.2cm" svg:y1="4cm" svg:x2="17.7cm" svg:y2="4cm">
          <text:p/>
        </draw:line>
        <draw:line draw:style-name="gr25" draw:text-style-name="P6" xml:id="id2" draw:id="id2" draw:layer="layout" svg:x1="9.7cm" svg:y1="4cm" svg:x2="10.2cm" svg:y2="4cm">
          <text:p/>
        </draw:line>
        <draw:line draw:style-name="gr25" draw:text-style-name="P6" draw:layer="layout" svg:x1="11cm" svg:y1="8.701cm" svg:x2="11cm" svg:y2="4.301cm">
          <text:p/>
        </draw:line>
        <draw:frame draw:style-name="gr23" draw:text-style-name="P5" draw:layer="layout" svg:width="0.504cm" svg:height="0.47cm" svg:x="10.455cm" svg:y="6.26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onnector draw:style-name="gr22" draw:text-style-name="P5" draw:layer="layout" draw:line-skew="-0.987cm" svg:x1="10.2cm" svg:y1="4cm" svg:x2="12cm" svg:y2="5.875cm" draw:start-shape="id2" draw:start-glue-point="1" draw:end-shape="id5" draw:end-glue-point="0" svg:d="M10200 4000h1800v1875" svg:viewBox="0 0 1801 1876">
          <text:p/>
        </draw:connector>
        <draw:connector draw:style-name="gr22" draw:text-style-name="P5" draw:layer="layout" draw:line-skew="1.896cm" svg:x1="10.2cm" svg:y1="4cm" svg:x2="14.008cm" svg:y2="5.875cm" draw:start-shape="id2" draw:start-glue-point="1" draw:end-shape="id6" draw:end-glue-point="4" svg:d="M10200 4000h3800v1875h8" svg:viewBox="0 0 3809 18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0:33:10.476168788</meta:creation-date>
    <dc:date>2020-11-03T16:40:51.984324692</dc:date>
    <meta:editing-duration>PT13M45S</meta:editing-duration>
    <meta:editing-cycles>8</meta:editing-cycles>
    <meta:generator>LibreOffice/6.1.5.2$Linux_X86_64 LibreOffice_project/10$Build-2</meta:generator>
    <meta:document-statistic meta:object-count="47"/>
  </office:meta>
</office:document-meta>
</file>

<file path=Object 10/content.xml><?xml version="1.0" encoding="utf-8"?>
<math xmlns="http://www.w3.org/1998/Math/MathML" display="block">
  <semantics>
    <mi>E</mi>
    <annotation encoding="StarMath 5.0">E</annotation>
  </semantics>
</math>
</file>

<file path=Object 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4/content.xml><?xml version="1.0" encoding="utf-8"?>
<math xmlns="http://www.w3.org/1998/Math/MathML" display="block">
  <semantics>
    <msub>
      <mi>R</mi>
      <mi>S</mi>
    </msub>
    <annotation encoding="StarMath 5.0"> R_S</annotation>
  </semantics>
</math>
</file>

<file path=Object 5/content.xml><?xml version="1.0" encoding="utf-8"?>
<math xmlns="http://www.w3.org/1998/Math/MathML" display="block">
  <semantics>
    <msub>
      <mi>R</mi>
      <mi>μ</mi>
    </msub>
    <annotation encoding="StarMath 5.0">R_{ %mu  }</annotation>
  </semantics>
</math>
</file>

<file path=Object 6/content.xml><?xml version="1.0" encoding="utf-8"?>
<math xmlns="http://www.w3.org/1998/Math/MathML" display="block">
  <semantics>
    <msub>
      <mi>X</mi>
      <mi>μ</mi>
    </msub>
    <annotation encoding="StarMath 5.0">X_{ %mu }</annotation>
  </semantics>
</math>
</file>

<file path=Object 7/content.xml><?xml version="1.0" encoding="utf-8"?>
<math xmlns="http://www.w3.org/1998/Math/MathML" display="block">
  <semantics>
    <msubsup>
      <mi>U</mi>
      <mn>2</mn>
      <mi>'</mi>
    </msubsup>
    <annotation encoding="StarMath 5.0"> U^{'}_{ 2 }</annotation>
  </semantics>
</math>
</file>

<file path=Object 8/content.xml><?xml version="1.0" encoding="utf-8"?>
<math xmlns="http://www.w3.org/1998/Math/MathML" display="block">
  <semantics>
    <msubsup>
      <mi>I</mi>
      <mn>2</mn>
      <mi>'</mi>
    </msubsup>
    <annotation encoding="StarMath 5.0">I^{'}_{ 2 }</annotation>
  </semantics>
</math>
</file>

<file path=Object 9/content.xml><?xml version="1.0" encoding="utf-8"?>
<math xmlns="http://www.w3.org/1998/Math/MathML" display="block">
  <semantics>
    <msub>
      <mi>I</mi>
      <mn>1</mn>
    </msub>
    <annotation encoding="StarMath 5.0">I_{ 1 }</annotation>
  </semantics>
</math>
</file>